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abic Transparent" svg:font-family="'Arabic Transparent'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raditional Arabic" svg:font-family="'Traditional Arabic'" style:font-family-generic="roman" style:font-pitch="variable"/>
    <style:font-face style:name="Traditional Arabic1" svg:font-family="'Traditional Arabic'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1.314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3.993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4.336cm"/>
    </style:style>
    <style:style style:name="co11" style:family="table-column">
      <style:table-column-properties fo:break-before="auto" style:column-width="1.706cm"/>
    </style:style>
    <style:style style:name="co12" style:family="table-column">
      <style:table-column-properties fo:break-before="auto" style:column-width="5.23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1.51cm"/>
    </style:style>
    <style:style style:name="co18" style:family="table-column">
      <style:table-column-properties fo:break-before="auto" style:column-width="1.566cm"/>
    </style:style>
    <style:style style:name="co19" style:family="table-column">
      <style:table-column-properties fo:break-before="auto" style:column-width="2.602cm"/>
    </style:style>
    <style:style style:name="co20" style:family="table-column">
      <style:table-column-properties fo:break-before="auto" style:column-width="0.755cm"/>
    </style:style>
    <style:style style:name="co21" style:family="table-column">
      <style:table-column-properties fo:break-before="auto" style:column-width="0.951cm"/>
    </style:style>
    <style:style style:name="co22" style:family="table-column">
      <style:table-column-properties fo:break-before="auto" style:column-width="0.866cm"/>
    </style:style>
    <style:style style:name="co23" style:family="table-column">
      <style:table-column-properties fo:break-before="auto" style:column-width="0.699cm"/>
    </style:style>
    <style:style style:name="co24" style:family="table-column">
      <style:table-column-properties fo:break-before="auto" style:column-width="1.007cm"/>
    </style:style>
    <style:style style:name="co25" style:family="table-column">
      <style:table-column-properties fo:break-before="auto" style:column-width="0.67cm"/>
    </style:style>
    <style:style style:name="ro1" style:family="table-row">
      <style:table-row-properties style:row-height="4.422cm" fo:break-before="auto" style:use-optimal-row-height="false"/>
    </style:style>
    <style:style style:name="ro2" style:family="table-row">
      <style:table-row-properties style:row-height="1.25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381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0.794cm" fo:break-before="auto" style:use-optimal-row-height="false"/>
    </style:style>
    <style:style style:name="ta1" style:family="table" style:master-page-name="PageStyle_5f_المستبعدات">
      <style:table-properties table:display="true" style:writing-mode="rl-tb"/>
    </style:style>
    <style:style style:name="ta2" style:family="table" style:master-page-name="PageStyle_5f_الكلمات_20_الخاصة">
      <style:table-properties table:display="true" style:writing-mode="rl-tb"/>
    </style:style>
    <style:style style:name="ta3" style:family="table" style:master-page-name="PageStyle_5f_شرح">
      <style:table-properties table:display="true" style:writing-mode="rl-tb"/>
    </style:style>
    <style:style style:name="ce1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bold" style:font-size-asian="28pt" style:font-style-asian="normal" style:font-weight-asian="bold" style:font-name-complex="Traditional Arabic1" style:font-size-complex="28pt" style:font-style-complex="normal" style:font-weight-complex="bold"/>
    </style:style>
    <style:style style:name="ce2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3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Traditional Arabic" fo:font-size="28pt" fo:font-style="normal" fo:text-shadow="none" style:text-underline-style="none" fo:font-weight="normal" style:font-size-asian="28pt" style:font-style-asian="normal" style:font-weight-asian="normal" style:font-name-complex="Traditional Arabic" style:font-size-complex="28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raditional Arabic1" fo:font-size="28pt" fo:font-style="normal" fo:text-shadow="none" style:text-underline-style="none" fo:font-weight="normal" style:font-size-asian="28pt" style:font-style-asian="normal" style:font-weight-asian="normal" style:font-name-complex="Traditional Arabic1" style:font-size-complex="2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6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normal" style:font-size-asian="20pt" style:font-style-asian="normal" style:font-weight-asian="normal" style:font-name-complex="Arabic Transparent" style:font-size-complex="2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9pt" fo:font-style="normal" fo:text-shadow="none" style:text-underline-style="none" fo:font-weight="normal" style:font-size-asian="19pt" style:font-style-asian="normal" style:font-weight-asian="normal" style:font-name-complex="Arial Unicode MS" style:font-size-complex="1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20pt" fo:font-style="normal" fo:text-shadow="none" style:text-underline-style="none" fo:font-weight="bold" style:font-size-asian="20pt" style:font-style-asian="normal" style:font-weight-asian="bold" style:font-name-complex="Arabic Transparent" style:font-size-complex="20pt" style:font-style-complex="normal" style:font-weight-complex="bold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aditional Arabic1" fo:font-size="14pt" fo:font-style="normal" fo:text-shadow="none" style:text-underline-style="none" fo:font-weight="bold" style:font-size-asian="14pt" style:font-style-asian="normal" style:font-weight-asian="bold" style:font-name-complex="Traditional Arabic1" style:font-size-complex="14pt" style:font-style-complex="normal" style:font-weight-complex="bold"/>
    </style:style>
    <style:style style:name="ce20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Traditional Arabic1" fo:font-size="14pt" fo:font-style="normal" fo:text-shadow="none" style:text-underline-style="none" fo:font-weight="normal" style:font-size-asian="14pt" style:font-style-asian="normal" style:font-weight-asian="normal" style:font-name-complex="Traditional Arabic1" style:font-size-complex="14pt" style:font-style-complex="normal" style:font-weight-complex="normal"/>
    </style:style>
    <style:style style:name="ce2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raditional Arabic1" fo:font-size="14pt" fo:font-style="normal" fo:text-shadow="none" style:text-underline-style="none" fo:font-weight="normal" style:font-size-asian="14pt" style:font-style-asian="normal" style:font-weight-asian="normal" style:font-name-complex="Traditional Arabic1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00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bold" style:font-size-asian="14pt" style:font-style-asian="normal" style:font-weight-asian="bold" style:font-name-complex="Arabic Transparent" style:font-size-complex="14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abic Transparent" fo:font-size="14pt" fo:font-style="normal" fo:text-shadow="none" style:text-underline-style="none" fo:font-weight="normal" style:font-size-asian="14pt" style:font-style-asian="normal" style:font-weight-asian="normal" style:font-name-complex="Arabic Transparen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ع&quot;;&quot;*&quot;)" table:allow-empty-cell="true" table:display-list="unsorted" table:base-cell-address="المستبعدات.D2">
          <table:error-message table:message-type="stop" table:display="true"/>
        </table:content-validation>
        <table:content-validation table:name="val2" table:condition="of:cell-content-is-in-list(&quot;ت&quot;;&quot;*&quot;)" table:allow-empty-cell="true" table:display-list="unsorted" table:base-cell-address="المستبعدات.E2">
          <table:error-message table:message-type="stop" table:display="true"/>
        </table:content-validation>
        <table:content-validation table:name="val3" table:condition="of:cell-content-is-in-list(&quot;ج&quot;;&quot;*&quot;)" table:allow-empty-cell="true" table:display-list="unsorted" table:base-cell-address="المستبعدات.F2">
          <table:error-message table:message-type="stop" table:display="true"/>
        </table:content-validation>
        <table:content-validation table:name="val4" table:condition="of:cell-content-is-in-list(&quot;ض&quot;;&quot;*&quot;)" table:allow-empty-cell="true" table:display-list="unsorted" table:base-cell-address="المستبعدات.G2">
          <table:error-message table:message-type="stop" table:display="true"/>
        </table:content-validation>
        <table:content-validation table:name="val5" table:condition="of:cell-content-is-in-list(&quot;س&quot;;&quot;*&quot;)" table:allow-empty-cell="true" table:display-list="unsorted" table:base-cell-address="المستبعدات.H2">
          <table:error-message table:message-type="stop" table:display="true"/>
        </table:content-validation>
        <table:content-validation table:name="val6" table:condition="of:cell-content-is-in-list(&quot;ص&quot;;&quot;*&quot;)" table:allow-empty-cell="true" table:display-list="unsorted" table:base-cell-address="المستبعدات.I2">
          <table:error-message table:message-type="stop" table:display="true"/>
        </table:content-validation>
        <table:content-validation table:name="val7" table:condition="of:cell-content-is-in-list(&quot;ل&quot;;&quot;*&quot;)" table:allow-empty-cell="true" table:display-list="unsorted" table:base-cell-address="المستبعدات.J2">
          <table:error-message table:message-type="stop" table:display="true"/>
        </table:content-validation>
        <table:content-validation table:name="val8" table:condition="of:cell-content-is-in-list(&quot;ف&quot;;&quot;*&quot;)" table:allow-empty-cell="true" table:display-list="unsorted" table:base-cell-address="المستبعدات.K2">
          <table:error-message table:message-type="stop" table:display="true"/>
        </table:content-validation>
        <table:content-validation table:name="val9" table:condition="of:cell-content-is-in-list(&quot;ع&quot;;&quot;*&quot;)" table:allow-empty-cell="true" table:display-list="unsorted" table:base-cell-address="المستبعدات.L2">
          <table:error-message table:message-type="stop" table:display="true"/>
        </table:content-validation>
        <table:content-validation table:name="val10" table:condition="of:cell-content-is-in-list(&quot;ن&quot;;&quot;*&quot;)" table:allow-empty-cell="true" table:display-list="unsorted" table:base-cell-address="المستبعدات.M2">
          <table:error-message table:message-type="stop" table:display="true"/>
        </table:content-validation>
        <table:content-validation table:name="val11" table:condition="of:cell-content-is-in-list(&quot;ع&quot;;&quot;*&quot;)" table:allow-empty-cell="true" table:display-list="unsorted" table:base-cell-address="'الكلمات الخاصة'.D2">
          <table:error-message table:message-type="stop" table:display="true"/>
        </table:content-validation>
        <table:content-validation table:name="val12" table:condition="of:cell-content-is-in-list(&quot;ت&quot;;&quot;*&quot;)" table:allow-empty-cell="true" table:display-list="unsorted" table:base-cell-address="'الكلمات الخاصة'.E2">
          <table:error-message table:message-type="stop" table:display="true"/>
        </table:content-validation>
        <table:content-validation table:name="val13" table:condition="of:cell-content-is-in-list(&quot;ج&quot;;&quot;*&quot;)" table:allow-empty-cell="true" table:display-list="unsorted" table:base-cell-address="'الكلمات الخاصة'.F2">
          <table:error-message table:message-type="stop" table:display="true"/>
        </table:content-validation>
        <table:content-validation table:name="val14" table:condition="of:cell-content-is-in-list(&quot;ض&quot;;&quot;*&quot;)" table:allow-empty-cell="true" table:display-list="unsorted" table:base-cell-address="'الكلمات الخاصة'.G2">
          <table:error-message table:message-type="stop" table:display="true"/>
        </table:content-validation>
        <table:content-validation table:name="val15" table:condition="of:cell-content-is-in-list(&quot;س&quot;;&quot;*&quot;)" table:allow-empty-cell="true" table:display-list="unsorted" table:base-cell-address="'الكلمات الخاصة'.H168">
          <table:error-message table:message-type="stop" table:display="true"/>
        </table:content-validation>
        <table:content-validation table:name="val16" table:condition="of:cell-content-is-in-list(&quot;ص&quot;;&quot;*&quot;)" table:allow-empty-cell="true" table:display-list="unsorted" table:base-cell-address="'الكلمات الخاصة'.I2">
          <table:error-message table:message-type="stop" table:display="true"/>
        </table:content-validation>
        <table:content-validation table:name="val17" table:condition="of:cell-content-is-in-list(&quot;ل&quot;;&quot;*&quot;)" table:allow-empty-cell="true" table:display-list="unsorted" table:base-cell-address="'الكلمات الخاصة'.J2">
          <table:error-message table:message-type="stop" table:display="true"/>
        </table:content-validation>
        <table:content-validation table:name="val18" table:condition="of:cell-content-is-in-list(&quot;م&quot;;&quot;*&quot;)" table:allow-empty-cell="true" table:display-list="unsorted" table:base-cell-address="'الكلمات الخاصة'.K168">
          <table:error-message table:message-type="stop" table:display="true"/>
        </table:content-validation>
        <table:content-validation table:name="val19" table:condition="of:cell-content-is-in-list(&quot;ف&quot;;&quot;*&quot;)" table:allow-empty-cell="true" table:display-list="unsorted" table:base-cell-address="'الكلمات الخاصة'.L168">
          <table:error-message table:message-type="stop" table:display="true"/>
        </table:content-validation>
        <table:content-validation table:name="val20" table:condition="of:cell-content-is-in-list(&quot;ع&quot;;&quot;*&quot;)" table:allow-empty-cell="true" table:display-list="unsorted" table:base-cell-address="شرح.D2">
          <table:error-message table:message-type="stop" table:display="true"/>
        </table:content-validation>
        <table:content-validation table:name="val21" table:condition="of:cell-content-is-in-list(&quot;ت&quot;;&quot;*&quot;)" table:allow-empty-cell="true" table:display-list="unsorted" table:base-cell-address="شرح.E16">
          <table:error-message table:message-type="stop" table:display="true"/>
        </table:content-validation>
        <table:content-validation table:name="val22" table:condition="of:cell-content-is-in-list(&quot;ج&quot;;&quot;*&quot;)" table:allow-empty-cell="true" table:display-list="unsorted" table:base-cell-address="شرح.F2">
          <table:error-message table:message-type="stop" table:display="true"/>
        </table:content-validation>
        <table:content-validation table:name="val23" table:condition="of:cell-content-is-in-list(&quot;ض&quot;;&quot;*&quot;)" table:allow-empty-cell="true" table:display-list="unsorted" table:base-cell-address="شرح.G2">
          <table:error-message table:message-type="stop" table:display="true"/>
        </table:content-validation>
        <table:content-validation table:name="val24" table:condition="of:cell-content-is-in-list(&quot;س&quot;;&quot;*&quot;)" table:allow-empty-cell="true" table:display-list="unsorted" table:base-cell-address="شرح.H2">
          <table:error-message table:message-type="stop" table:display="true"/>
        </table:content-validation>
        <table:content-validation table:name="val25" table:condition="of:cell-content-is-in-list(&quot;ص&quot;;&quot;*&quot;)" table:allow-empty-cell="true" table:display-list="unsorted" table:base-cell-address="شرح.I2">
          <table:error-message table:message-type="stop" table:display="true"/>
        </table:content-validation>
        <table:content-validation table:name="val26" table:condition="of:cell-content-is-in-list(&quot;ل&quot;;&quot;*&quot;)" table:allow-empty-cell="true" table:display-list="unsorted" table:base-cell-address="شرح.J2">
          <table:error-message table:message-type="stop" table:display="true"/>
        </table:content-validation>
        <table:content-validation table:name="val27" table:condition="of:cell-content-is-in-list(&quot;ف&quot;;&quot;*&quot;)" table:allow-empty-cell="true" table:display-list="unsorted" table:base-cell-address="شرح.K2">
          <table:error-message table:message-type="stop" table:display="true"/>
        </table:content-validation>
      </table:content-validations>
      <table:table table:name="المستبعدات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2"/>
        <table:table-column table:style-name="co3" table:default-cell-style-name="ce22"/>
        <table:table-column table:style-name="co4" table:default-cell-style-name="ce28"/>
        <table:table-column table:style-name="co4" table:default-cell-style-name="ce22"/>
        <table:table-column table:style-name="co4" table:default-cell-style-name="ce28"/>
        <table:table-column table:style-name="co4" table:default-cell-style-name="ce22"/>
        <table:table-column table:style-name="co4" table:default-cell-style-name="ce28"/>
        <table:table-column table:style-name="co5" table:default-cell-style-name="ce22"/>
        <table:table-column table:style-name="co4" table:number-columns-repeated="4" table:default-cell-style-name="ce28"/>
        <table:table-column table:style-name="co6" table:default-cell-style-name="ce28"/>
        <table:table-column table:style-name="co7" table:default-cell-style-name="ce28"/>
        <table:table-column table:style-name="co4" table:number-columns-repeated="2" table:default-cell-style-name="ce28"/>
        <table:table-column table:style-name="co8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>
            <text:p>#الكلمة</text:p>
          </table:table-cell>
          <table:table-cell table:style-name="ce15" office:value-type="string" calcext:value-type="string">
            <text:p>نوعها</text:p>
          </table:table-cell>
          <table:table-cell table:style-name="ce15" office:value-type="string" calcext:value-type="string">
            <text:p>صنف</text:p>
          </table:table-cell>
          <table:table-cell table:style-name="ce27" office:value-type="string" calcext:value-type="string">
            <text:p>العطف</text:p>
          </table:table-cell>
          <table:table-cell table:style-name="ce15" office:value-type="string" calcext:value-type="string">
            <text:p>التعريف</text:p>
          </table:table-cell>
          <table:table-cell table:style-name="ce27" office:value-type="string" calcext:value-type="string">
            <text:p>الجر</text:p>
          </table:table-cell>
          <table:table-cell table:style-name="ce15" office:value-type="string" calcext:value-type="string">
            <text:p>الإضافة</text:p>
          </table:table-cell>
          <table:table-cell table:style-name="ce27" office:value-type="string" calcext:value-type="string">
            <text:p>الاستفهام</text:p>
          </table:table-cell>
          <table:table-cell table:style-name="ce15" office:value-type="string" calcext:value-type="string">
            <text:p>التصريف</text:p>
          </table:table-cell>
          <table:table-cell table:style-name="ce27" office:value-type="string" calcext:value-type="string">
            <text:p>لام القسم</text:p>
          </table:table-cell>
          <table:table-cell table:style-name="ce27" office:value-type="string" calcext:value-type="string">
            <text:p>معرف</text:p>
          </table:table-cell>
          <table:table-cell table:style-name="ce27" office:value-type="string" calcext:value-type="string">
            <text:p>معرب</text:p>
          </table:table-cell>
          <table:table-cell table:style-name="ce27" office:value-type="string" calcext:value-type="string">
            <text:p>منوّن</text:p>
          </table:table-cell>
          <table:table-cell table:style-name="ce27" office:value-type="string" calcext:value-type="string">
            <text:p>عمل</text:p>
          </table:table-cell>
          <table:table-cell table:style-name="ce27" office:value-type="string" calcext:value-type="string">
            <text:p>نوع المعمول</text:p>
          </table:table-cell>
          <table:table-cell table:style-name="ce27" office:value-type="string" calcext:value-type="string">
            <text:p>افتقار</text:p>
          </table:table-cell>
          <table:table-cell table:style-name="ce27" office:value-type="string" calcext:value-type="string">
            <text:p>ملاحظة</text:p>
          </table:table-cell>
          <table:table-cell table:style-name="ce26" office:value-type="string" calcext:value-type="string">
            <text:p>غير مشكول</text:p>
          </table:table-cell>
          <table:table-cell table:style-name="ce11" table:number-columns-repeated="1006"/>
        </table:table-row>
        <table:table-row table:style-name="ro2">
          <table:table-cell office:value-type="string" calcext:value-type="string">
            <text:p>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ّ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عَل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كِن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اختصا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د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ي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يْر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ي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اسِي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سي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ئ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ئ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ا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ي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ل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َاتَي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ا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ُ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و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و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ذ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ؤل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ت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ه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ك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ال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ِبْن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ب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عْض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ض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ُجَاه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جا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ِلْق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لقاء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مي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سْب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س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ْث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ث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ُبْحَا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بح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ِوَ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ِبْه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ب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ط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ط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ُلّ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عَمْر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عم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ثْل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ث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عا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نَحْو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اسم استفهام/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ا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ن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ث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ف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ت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ه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ق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كث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ذاً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سم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ا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ا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د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ج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8" office:value-type="string" calcext:value-type="string">
            <text:p>اسم صوت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م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ف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م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ي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خ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طآ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ذ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دو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رويد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رع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شت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ي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كانك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ه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ؤ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ل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ت</text:p>
          </table:table-cell>
          <table:table-cell table:style-name="ce13" table:number-columns-repeated="1006"/>
        </table:table-row>
        <table:table-row table:style-name="ro2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ه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وُشْك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شك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يكأن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أل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أ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ذ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ذ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ائ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ا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ت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ذ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ذ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لوات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ذ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ُ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أب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ُو 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أب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أب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خ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أخ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أخ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أخ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ت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ح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حم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م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حم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ذ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ذ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نصوب</text:p>
          </table:table-cell>
          <table:table-cell table:style-name="ce2" office:value-type="string" calcext:value-type="string">
            <text:p>ف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ُو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ن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رفوع</text:p>
          </table:table-cell>
          <table:table-cell table:style-name="ce2" office:value-type="string" calcext:value-type="string">
            <text:p>ف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مجرور</text:p>
          </table:table-cell>
          <table:table-cell table:style-name="ce2" office:value-type="string" calcext:value-type="string">
            <text:p>ف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و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و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ع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الحروف(حروف)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ئْس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ئ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بَّذ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بذ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ء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ء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ء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ِعْ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ِعِمّ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ع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ات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ت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جْمَ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جم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مِيع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مي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امَّة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ام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يْ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ُلّ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اه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ْتَ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ت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يْكُ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ي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ِلَيْهِ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ي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فْس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ف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آ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ؤ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ئ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ث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خ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ز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ش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ص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ط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ظ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غ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اش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دراك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م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فها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ه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وْف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استقبا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و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لّ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حضي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خيير وتفص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أَ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كَي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كَيْ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ي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تَّى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ت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ُبَّ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ِن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ن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َم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ع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زم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جَل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ج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ذ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لَى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ل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ل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يْرِ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جوا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جي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َل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ردع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َذْ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ذ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ئِ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ئ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شرط وتفصيل وتوكي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ل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رض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فعل: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لْ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ب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ُمَّ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office:value-type="string" calcext:value-type="string">
            <text:p>اسم 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َي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داء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ئَ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نص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ئ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ت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ن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ه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إياي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دُو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دو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دُو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دو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رَيْث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يث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وَض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و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بْ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ب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طّ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ط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كُلَّمَ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دُن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د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دَى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د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مّ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ن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آن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نِف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آنف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ب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ب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ثْنَاء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ثن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صْل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صل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سِ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س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وَّل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و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َّا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ذْ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لْآ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ف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الآ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َار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تار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زَم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زما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سَاع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ساع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هْر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هر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صَبَاح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صبا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َحْو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ضحو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دًا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دَاة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ُر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رو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حْظ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حظ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لَي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ذْ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رَّةً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رة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َس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س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ُنْذُ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من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ق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ق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َوْم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يومئذ</text:p>
          </table:table-cell>
          <table:table-cell table:style-name="ce14" table:number-columns-repeated="1006"/>
        </table:table-row>
        <table:table-row table:style-name="ro2">
          <table:table-cell table:style-name="ce4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سْفَ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سف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عْ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ع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َام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ا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زَاء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إز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يْن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تَحْت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حت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ثَمَّ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ث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ن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ن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نُو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نو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وال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و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ْف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خَل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خلف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رْق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ر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شَمَال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م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ضم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غَرْب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رب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فَوْق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فو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نَحو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نحو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يَمِين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يمي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طَال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طالما</text:p>
          </table:table-cell>
          <table:table-cell table:style-name="ce14" table:number-columns-repeated="1006"/>
        </table:table-row>
        <table:table-row table:style-name="ro2">
          <table:table-cell table:style-name="ce3" office:value-type="string" calcext:value-type="string">
            <text:p>قَلَّ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خَذ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خ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قْب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قب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ْش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شأ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وْشَك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وش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بْتَدَأ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بتدأ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اِخْلَوْلَ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خلولق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نْب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نبر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جَع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جع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ر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ر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شَر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شر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طَف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طف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سى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لِق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لق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ق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قا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ا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رِ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ر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ب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ه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نَّم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كِنَّمَا</text:p>
          </table:table-cell>
          <table:table-cell table:style-name="ce6" office:value-type="string" calcext:value-type="string">
            <text:p>حرف</text:p>
          </table:table-cell>
          <table:table-cell table:style-name="ce8" office:value-type="string" calcext:value-type="string">
            <text:p>كافة ومكفو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لك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آض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آض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صْبَ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صبح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ضْح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ضح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أَمْسَ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مسى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رْتَد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رتد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سْتَح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ستحال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اِنْقَلَب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انقلب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ا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با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بَد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بد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تَحَوَّ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تحو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ح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َا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ا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رَجَع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رج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صَار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صار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ظَل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ظ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عَاد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عاد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غَد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غ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ا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ك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س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يس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انف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بر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ص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فتئ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بضع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ذ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لا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أ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ذ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كي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فية للجنس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هي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زم</text:p>
          </table:table-cell>
          <table:table-cell office:value-type="string" calcext:value-type="string">
            <text:p>فعل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فَقَطْ</text:p>
          </table:table-cell>
          <table:table-cell office:value-type="string" calcext:value-type="string">
            <text:p>حرف</text:p>
          </table:table-cell>
          <table:table-cell/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فقط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متبع</text:p>
          </table:table-cell>
          <table:table-cell table:number-columns-repeated="3"/>
          <table:table-cell table:style-name="ce2" office:value-type="string" calcext:value-type="string">
            <text:p>و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ْ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وصل الأعلام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ب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إِلّ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استثناء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/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إ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ْض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أيض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بَيْ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ين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نافية</text:p>
          </table:table-cell>
          <table:table-cell office:value-type="string" calcext:value-type="string">
            <text:p>ع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س</text:p>
          </table:table-cell>
          <table:table-cell table:number-columns-repeated="5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فعل</text:p>
          </table:table-cell>
          <table:table-cell table:number-columns-repeated="2"/>
          <table:table-cell table:style-name="ce2" office:value-type="string" calcext:value-type="string">
            <text:p>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جِدًّ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number-columns-repeated="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جد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ِين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حين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مِثْل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جار و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مثل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حَسْب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جار ومجرور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حسب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آنذاك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آنَئِذ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آنئذ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يَّةُ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ع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أية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وَرَاء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م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م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1" office:value-type="string" calcext:value-type="string">
            <text:p>*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كن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وَرَاء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جار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وراء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عد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ِئْسَمَا</text:p>
          </table:table-cell>
          <table:table-cell office:value-type="string" calcext:value-type="string">
            <text:p>اسم فعل</text:p>
          </table:table-cell>
          <table:table-cell office:value-type="string" calcext:value-type="string">
            <text:p>المدح والذم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بئس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قَبْل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office:value-type="string" calcext:value-type="string">
            <text:p>ع</text:p>
          </table:table-cell>
          <table:table-cell table:number-columns-repeated="9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3"/>
          <table:table-cell table:style-name="ce2" office:value-type="string" calcext:value-type="string">
            <text:p>قبلما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بَعْد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بعد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حِين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حي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عِنْدَئِذٍ</text:p>
          </table:table-cell>
          <table:table-cell table:style-name="ce6" office:value-type="string" calcext:value-type="string">
            <text:p>اسم</text:p>
          </table:table-cell>
          <table:table-cell table:style-name="ce8" office:value-type="string" calcext:value-type="string">
            <text:p>ظرف زمان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عندئذ</text:p>
          </table:table-cell>
          <table:table-cell table:style-name="ce14" table:number-columns-repeated="1006"/>
        </table:table-row>
        <table:table-row table:style-name="ro2">
          <table:table-cell office:value-type="string" calcext:value-type="string">
            <text:p>إِن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صب و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إ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أَنَّا</text:p>
          </table:table-cell>
          <table:table-cell table:style-name="ce6" office:value-type="string" calcext:value-type="string">
            <text:p>حرف</text:p>
          </table:table-cell>
          <table:table-cell office:value-type="string" calcext:value-type="string">
            <text:p>ناصب ومنصوب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ض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ل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عاطل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2" office:value-type="string" calcext:value-type="string">
            <text:p>أ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هَا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ج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style-name="ce2" office:value-type="string" calcext:value-type="string">
            <text:p>هاذي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ح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ن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ث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ر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خ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ج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س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ح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ن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َال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ث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ال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لَازِل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ر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لازل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َال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ال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زِل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زل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َام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ام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دُم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مادم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بَرِح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برح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فَتِئ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فتئ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ن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ن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ِ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م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تُنّ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تن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تْ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رافع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ت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َت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ت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ُّو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وا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مَااِنْفَكَكْنَ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1" office:value-type="string" calcext:value-type="string">
            <text:p>ع</text:p>
          </table:table-cell>
          <table:table-cell table:content-validation-name="val2" office:value-type="string" calcext:value-type="string">
            <text:p>*</text:p>
          </table:table-cell>
          <table:table-cell table:content-validation-name="val3" office:value-type="string" calcext:value-type="string">
            <text:p>*</text:p>
          </table:table-cell>
          <table:table-cell table:content-validation-name="val4" office:value-type="string" calcext:value-type="string">
            <text:p>*</text:p>
          </table:table-cell>
          <table:table-cell table:content-validation-name="val5" office:value-type="string" calcext:value-type="string">
            <text:p>*</text:p>
          </table:table-cell>
          <table:table-cell table:content-validation-name="val6" office:value-type="string" calcext:value-type="string">
            <text:p>*</text:p>
          </table:table-cell>
          <table:table-cell table:content-validation-name="val7" office:value-type="string" calcext:value-type="string">
            <text:p>*</text:p>
          </table:table-cell>
          <table:table-cell table:content-validation-name="val8" office:value-type="string" calcext:value-type="string">
            <text:p>*</text:p>
          </table:table-cell>
          <table:table-cell table:content-validation-name="val9" office:value-type="string" calcext:value-type="string">
            <text:p>*</text:p>
          </table:table-cell>
          <table:table-cell table:content-validation-name="val10" office:value-type="string" calcext:value-type="string">
            <text:p>*</text:p>
          </table:table-cell>
          <table:table-cell office:value-type="string" calcext:value-type="string">
            <text:p>ناصب</text:p>
          </table:table-cell>
          <table:table-cell office:value-type="string" calcext:value-type="string">
            <text:p>اسم</text:p>
          </table:table-cell>
          <table:table-cell table:number-columns-repeated="2"/>
          <table:table-cell table:style-name="ce2" office:value-type="string" calcext:value-type="string">
            <text:p>ماانفككن</text:p>
          </table:table-cell>
          <table:table-cell table:number-columns-repeated="1006"/>
        </table:table-row>
        <table:table-row table:style-name="ro2" table:number-rows-repeated="1047966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المستبعدات.$A$1:.$Q$463"/>
        </table:named-expressions>
      </table:table>
      <table:table table:name="الكلمات الخاصة" table:style-name="ta2">
        <office:forms form:automatic-focus="false" form:apply-design-mode="false"/>
        <table:table-column table:style-name="co10" table:default-cell-style-name="ce16"/>
        <table:table-column table:style-name="co11" table:default-cell-style-name="ce22"/>
        <table:table-column table:style-name="co12" table:default-cell-style-name="ce22"/>
        <table:table-column table:style-name="co13" table:default-cell-style-name="ce28"/>
        <table:table-column table:style-name="co14" table:default-cell-style-name="ce22"/>
        <table:table-column table:style-name="co15" table:default-cell-style-name="ce28"/>
        <table:table-column table:style-name="co16" table:default-cell-style-name="ce22"/>
        <table:table-column table:style-name="co17" table:default-cell-style-name="ce28"/>
        <table:table-column table:style-name="co4" table:default-cell-style-name="ce22"/>
        <table:table-column table:style-name="co4" table:default-cell-style-name="ce28"/>
        <table:table-column table:style-name="co9" table:number-columns-repeated="1014" table:default-cell-style-name="Default"/>
        <table:table-row table:style-name="ro4">
          <table:table-cell table:style-name="ce33" office:value-type="string" calcext:value-type="string">
            <text:p>الكلمة</text:p>
          </table:table-cell>
          <table:table-cell table:style-name="ce15" office:value-type="string" calcext:value-type="string">
            <text:p>نوعها</text:p>
          </table:table-cell>
          <table:table-cell table:style-name="ce15" office:value-type="string" calcext:value-type="string">
            <text:p>صنف</text:p>
          </table:table-cell>
          <table:table-cell table:style-name="ce27" office:value-type="string" calcext:value-type="string">
            <text:p>العطف</text:p>
          </table:table-cell>
          <table:table-cell table:style-name="ce12" office:value-type="string" calcext:value-type="string">
            <text:p>التعريف</text:p>
          </table:table-cell>
          <table:table-cell table:style-name="ce27" office:value-type="string" calcext:value-type="string">
            <text:p>الجر</text:p>
          </table:table-cell>
          <table:table-cell table:style-name="ce12" office:value-type="string" calcext:value-type="string">
            <text:p>الإضافة</text:p>
          </table:table-cell>
          <table:table-cell table:style-name="ce27" office:value-type="string" calcext:value-type="string">
            <text:p>الاستفهام</text:p>
          </table:table-cell>
          <table:table-cell table:style-name="ce12" office:value-type="string" calcext:value-type="string">
            <text:p>التصريف</text:p>
          </table:table-cell>
          <table:table-cell table:style-name="ce27" office:value-type="string" calcext:value-type="string">
            <text:p>لام القسم</text:p>
          </table:table-cell>
          <table:table-cell table:style-name="ce18" table:number-columns-repeated="1014"/>
        </table:table-row>
        <table:table-row table:style-name="ro5">
          <table:table-cell office:value-type="string" calcext:value-type="string">
            <text:p>أل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ب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ذ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ز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ص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ضا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ط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ظ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غ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ق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ا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لا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مز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وا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حرف ابجدي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آب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آذ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ب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غسط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فري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كتو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و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ي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يل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موز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ويل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زير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يس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ت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باط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يفر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ر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يس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ناي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ل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ني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شهر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ر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ر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إحد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بض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س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ا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من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س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ع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و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شر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ت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ئت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ائ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يف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وا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و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تاس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لث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م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ان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اد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ام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ابع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اد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عاش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دد ترتي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نيه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ره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ول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دينار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يا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نت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شيكل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فل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قرش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لير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مليم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هلل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ا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يورو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عملة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ثنين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حد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بع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ثلاثاء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جمعة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ميس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بت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يوم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ت</text:p>
          </table:table-cell>
          <table:table-cell table:content-validation-name="val13" office:value-type="string" calcext:value-type="string">
            <text:p>ج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سكن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طعم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عط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رزق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زود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سقى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كسا</text:p>
          </table:table-cell>
          <table:table-cell table:style-name="ce17" office:value-type="string" calcext:value-type="string">
            <text:p>فعل</text:p>
          </table:table-cell>
          <table:table-cell office:value-type="string" calcext:value-type="string">
            <text:p>متعدية 2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خب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رى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علم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أنبأ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حدَث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خبَّر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نبَّا</text:p>
          </table:table-cell>
          <table:table-cell table:style-name="ce6" office:value-type="string" calcext:value-type="string">
            <text:p>فعل</text:p>
          </table:table-cell>
          <table:table-cell office:value-type="string" calcext:value-type="string">
            <text:p>متعدية 3 م به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ض</text:p>
          </table:table-cell>
          <table:table-cell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ا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لف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خذ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رك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علَّ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جع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ج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س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ل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در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ذ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رأى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زع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ب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ظ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د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ل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غادر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ج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رد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وهب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أفعال قلوب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ص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ص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ه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أيض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ؤ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ع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بغت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تعس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حمد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اص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خلاف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دواليك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ح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سمع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ب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دق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صراح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طر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ج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عيان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غالب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فرادى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فضل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قاطبة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كَثِيرًا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لَبَّيْك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>
          <table:table-cell office:value-type="string" calcext:value-type="string">
            <text:p>مَعَاذَ</text:p>
          </table:table-cell>
          <table:table-cell table:style-name="ce6" office:value-type="string" calcext:value-type="string">
            <text:p>اسم</text:p>
          </table:table-cell>
          <table:table-cell office:value-type="string" calcext:value-type="string">
            <text:p>المنصوبات</text:p>
          </table:table-cell>
          <table:table-cell table:content-validation-name="val11" office:value-type="string" calcext:value-type="string">
            <text:p>ع</text:p>
          </table:table-cell>
          <table:table-cell table:content-validation-name="val12" office:value-type="string" calcext:value-type="string">
            <text:p>*</text:p>
          </table:table-cell>
          <table:table-cell table:content-validation-name="val13" office:value-type="string" calcext:value-type="string">
            <text:p>*</text:p>
          </table:table-cell>
          <table:table-cell table:content-validation-name="val14" office:value-type="string" calcext:value-type="string">
            <text:p>*</text:p>
          </table:table-cell>
          <table:table-cell table:content-validation-name="val15" office:value-type="string" calcext:value-type="string">
            <text:p>*</text:p>
          </table:table-cell>
          <table:table-cell table:content-validation-name="val16" office:value-type="string" calcext:value-type="string">
            <text:p>*</text:p>
          </table:table-cell>
          <table:table-cell table:content-validation-name="val17" office:value-type="string" calcext:value-type="string">
            <text:p>*</text:p>
          </table:table-cell>
          <table:table-cell table:style-name="ce28" table:content-validation-name="val18" office:value-type="string" calcext:value-type="string">
            <text:p>*</text:p>
          </table:table-cell>
          <table:table-cell table:style-name="ce28" table:content-validation-name="val19" office:value-type="string" calcext:value-type="string">
            <text:p>*</text:p>
          </table:table-cell>
          <table:table-cell table:style-name="ce14" table:number-columns-repeated="1012"/>
        </table:table-row>
        <table:table-row table:style-name="ro5" table:number-rows-repeated="104835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'الكلمات الخاصة'.$A$1:.$C$708"/>
        </table:named-expressions>
      </table:table>
      <table:table table:name="شرح" table:style-name="ta3">
        <table:table-column table:style-name="co18" table:default-cell-style-name="ce20"/>
        <table:table-column table:style-name="co18" table:default-cell-style-name="ce46"/>
        <table:table-column table:style-name="co19" table:default-cell-style-name="ce46"/>
        <table:table-column table:style-name="co20" table:default-cell-style-name="ce50"/>
        <table:table-column table:style-name="co21" table:default-cell-style-name="ce46"/>
        <table:table-column table:style-name="co22" table:default-cell-style-name="ce50"/>
        <table:table-column table:style-name="co23" table:default-cell-style-name="ce46"/>
        <table:table-column table:style-name="co24" table:default-cell-style-name="ce50"/>
        <table:table-column table:style-name="co22" table:default-cell-style-name="ce46"/>
        <table:table-column table:style-name="co21" table:default-cell-style-name="ce50"/>
        <table:table-column table:style-name="co20" table:default-cell-style-name="ce50"/>
        <table:table-column table:style-name="co25" table:default-cell-style-name="ce50"/>
        <table:table-column table:style-name="co9" table:number-columns-repeated="1012" table:default-cell-style-name="Default"/>
        <table:table-row table:style-name="ro6">
          <table:table-cell table:style-name="ce40" office:value-type="string" calcext:value-type="string">
            <text:p>الكلمة</text:p>
          </table:table-cell>
          <table:table-cell table:style-name="ce43" office:value-type="string" calcext:value-type="string">
            <text:p>نوعها</text:p>
          </table:table-cell>
          <table:table-cell table:style-name="ce43" office:value-type="string" calcext:value-type="string">
            <text:p>صنف</text:p>
          </table:table-cell>
          <table:table-cell table:style-name="ce49" office:value-type="string" calcext:value-type="string">
            <text:p>العطف</text:p>
          </table:table-cell>
          <table:table-cell table:style-name="ce43" office:value-type="string" calcext:value-type="string">
            <text:p>التعريف</text:p>
          </table:table-cell>
          <table:table-cell table:style-name="ce49" office:value-type="string" calcext:value-type="string">
            <text:p>الجر</text:p>
          </table:table-cell>
          <table:table-cell table:style-name="ce43" office:value-type="string" calcext:value-type="string">
            <text:p>الإضافة</text:p>
          </table:table-cell>
          <table:table-cell table:style-name="ce49" office:value-type="string" calcext:value-type="string">
            <text:p>الاستفهام</text:p>
          </table:table-cell>
          <table:table-cell table:style-name="ce43" office:value-type="string" calcext:value-type="string">
            <text:p>التصريف</text:p>
          </table:table-cell>
          <table:table-cell table:style-name="ce49" office:value-type="string" calcext:value-type="string">
            <text:p>لام القسم</text:p>
          </table:table-cell>
          <table:table-cell table:style-name="ce49" office:value-type="string" calcext:value-type="string">
            <text:p>معرف</text:p>
          </table:table-cell>
          <table:table-cell table:style-name="ce49" office:value-type="string" calcext:value-type="string">
            <text:p>ملاحظة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يْد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يْر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اسِي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اسم استفهام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ف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م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مّ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ّأَيَّا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ْن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ْث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فَ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ت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هْ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ال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ئ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ئ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ول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َم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َمَّة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ُ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َكُ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لِكُنّ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وَاتَي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ن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ذَ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ؤُلَاء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ِه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َالِك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إشار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عْض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ُجَاه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ِلْقَاء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سْب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ْث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ُبْحَا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ِوَى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ِبْه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عَمْر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ثْل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عَاذ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حْو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ْن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سم إضافة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قَل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كْثَر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تفض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ذا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سم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سّ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ه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هٍ 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ا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ق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دَس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خ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ج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هاً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يْ</text:p>
          </table:table-cell>
          <table:table-cell office:value-type="string" calcext:value-type="string">
            <text:p>اسم فعل</text:p>
          </table:table-cell>
          <table:table-cell table:style-name="ce25" office:value-type="string" calcext:value-type="string">
            <text:p>اسم صوت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مِي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ه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ُفّ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ام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ّ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يْ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يه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خٍ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س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ُطْآ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ْه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ذَار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ي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ُو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ُوَيْد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ُرْع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َتَّان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َيْ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ِ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م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م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كَانَكُ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هْ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ؤُمُ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ا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ُم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ّ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ِي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ْهَات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ا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رَاءَك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ُشْكَانَ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َيْكَأَنَّ</text:p>
          </table:table-cell>
          <table:table-cell table:number-columns-repeated="2" office:value-type="string" calcext:value-type="string">
            <text:p>اسم فع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أَلَاء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أُ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ذ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َّذ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ائ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يّ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ت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ذَا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ذَيْنِ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لَوَاتِي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َيّ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اتُ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ن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اسم موصو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ُ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ت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ُو 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و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م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الأسماء الخمس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و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ع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الحروف(حروف)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ئْس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بَّذ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اء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اء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ِعْ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ِعِمّ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المدح والذ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ا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المشبهة بليس/نافية للجنس/ناه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ًّ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عَل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ت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إ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جْمَ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مِيع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امَّة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يْ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اه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ْتَا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يْكُ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ِلَيْهِ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فْسُ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ء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ؤ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ئ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ة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خ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ز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ض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ظ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و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ى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ي</text:p>
          </table:table-cell>
          <table:table-cell table:number-columns-repeated="2" office:value-type="string" calcext:value-type="string">
            <text:p>حرف ابجدي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ش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خَل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د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حرف استثن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دراك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م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فها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سَوْف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استقبا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لّ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حضي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د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حقيق/ توق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خيير وتفص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َا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تشبيه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كَي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كَيْل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ُبَّ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ِن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مّ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ر مكفو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تَّى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تعلي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ُنْذ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 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ُذ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ر/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زم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جَل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َى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ل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جواب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يْرِ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جوا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ل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ردع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َذْ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ئِ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شرط وتفصيل وتوكي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ل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رض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ْ</text:p>
          </table:table-cell>
          <table:table-cell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لْ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ثُمَّ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حرف عطف منفصل</text:p>
          </table:table-cell>
          <table:table-cell table:content-validation-name="val20" office:value-type="string" calcext:value-type="string">
            <text:p>*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ي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داء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حرف نص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ه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ِي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تصل مجرور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ِ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ت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نَحْنُ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مْ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مَا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نّ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ُوَ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ِي 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ج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ِ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ك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ن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مْ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مَا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هُنّ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يَّايَ</text:p>
          </table:table-cell>
          <table:table-cell office:value-type="string" calcext:value-type="string">
            <text:p>ضمير</text:p>
          </table:table-cell>
          <table:table-cell office:value-type="string" calcext:value-type="string">
            <text:p>ضمير منفصل منصوب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دُو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يْث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ِن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ِوَض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بْ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طُّ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ُلَّمَ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دُن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دَى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مّ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ظرف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لْآ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ف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ن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نِف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ب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صْل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َ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سِ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َّل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يَّا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ذْ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عْد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ار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ِي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بَاح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ضَحْو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ًا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َاة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رَّةً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س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يَوْمَئِذٍ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زم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table:style-name="ce21" office:value-type="string" calcext:value-type="string">
            <text:p>خِلَا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زمان/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أَمَام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أَيْنَ</text:p>
          </table:table-cell>
          <table:table-cell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إِزَاء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بَيْن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تَحْت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ثَمَّ</text:p>
          </table:table-cell>
          <table:table-cell table:style-name="ce23" office:value-type="string" calcext:value-type="string">
            <text:p>اسم</text:p>
          </table:table-cell>
          <table:table-cell table:style-name="ce25"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خَلْف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شَمَال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ضِم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فَوْق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يَمِينَ</text:p>
          </table:table-cell>
          <table:table-cell table:style-name="ce23"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حَوَالَى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حَوْل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ظرف مكان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الَ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لًَّم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فعل جامد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بْتَد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خْلَوْلَ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نْب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خَذ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قْب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نْشَأ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وْشَك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جَع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ر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شَر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طَف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لِق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ق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رِ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هَب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د و ا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إِنَّمَا</text:p>
          </table:table-cell>
          <table:table-cell table:style-name="ce23" office:value-type="string" calcext:value-type="string">
            <text:p>حرف</text:p>
          </table:table-cell>
          <table:table-cell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كِنَّمَا</text:p>
          </table:table-cell>
          <table:table-cell table:style-name="ce23" office:value-type="string" calcext:value-type="string">
            <text:p>حرف</text:p>
          </table:table-cell>
          <table:table-cell table:style-name="ce25" office:value-type="string" calcext:value-type="string">
            <text:p>كافة ومكفوف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رْتَد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سْتَح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اِنْقَلَب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آض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صْبَ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ضْح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أَمْسَى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َات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بَد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تَحَوَّ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ح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ا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رَجَع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صَار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ظَل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عَاد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غَدَا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ان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ل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اِنْفَكّ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بَرِح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دَام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زَال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مَافَتِئَ</text:p>
          </table:table-cell>
          <table:table-cell table:style-name="ce23"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ص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ن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ِ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م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م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تُنّ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تْ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َتَ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يْسُوا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لَسْنَ</text:p>
          </table:table-cell>
          <table:table-cell office:value-type="string" calcext:value-type="string">
            <text:p>فعل</text:p>
          </table:table-cell>
          <table:table-cell office:value-type="string" calcext:value-type="string">
            <text:p>كان و أخواتها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بِضْع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ض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ذ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فُلَانٌ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ٍّ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ْ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أَيَّن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ذَا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س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مْ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كَيْتَ</text:p>
          </table:table-cell>
          <table:table-cell office:value-type="string" calcext:value-type="string">
            <text:p>اسم</text:p>
          </table:table-cell>
          <table:table-cell office:value-type="string" calcext:value-type="string">
            <text:p>كناية</text:p>
          </table:table-cell>
          <table:table-cell table:content-validation-name="val20" office:value-type="string" calcext:value-type="string">
            <text:p>ع</text:p>
          </table:table-cell>
          <table:table-cell table:content-validation-name="val21" office:value-type="string" calcext:value-type="string">
            <text:p>*</text:p>
          </table:table-cell>
          <table:table-cell table:content-validation-name="val22" office:value-type="string" calcext:value-type="string">
            <text:p>*</text:p>
          </table:table-cell>
          <table:table-cell table:content-validation-name="val23" office:value-type="string" calcext:value-type="string">
            <text:p>*</text:p>
          </table:table-cell>
          <table:table-cell table:content-validation-name="val24" office:value-type="string" calcext:value-type="string">
            <text:p>*</text:p>
          </table:table-cell>
          <table:table-cell table:content-validation-name="val25" office:value-type="string" calcext:value-type="string">
            <text:p>*</text:p>
          </table:table-cell>
          <table:table-cell table:content-validation-name="val26" office:value-type="string" calcext:value-type="string">
            <text:p>*</text:p>
          </table:table-cell>
          <table:table-cell table:content-validation-name="val27"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7" table:number-rows-repeated="10481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_FilterDatabase" table:base-cell-address="$المستبعدات.$A$1" table:cell-range-address="$شرح.$A$1:.$L$461"/>
        </table:named-expressions>
      </table:table>
      <table:named-expressions/>
      <table:database-ranges>
        <table:database-range table:name="__Anonymous_Sheet_DB__0" table:target-range-address="المستبعدات.A1:المستبعدات.Q597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الكلمات الخاصة'.A1:'الكلمات الخاصة'.C708" table:display-filter-buttons="true" table:orientation="column"/>
        <table:database-range table:name="__Anonymous_Sheet_DB__2" table:target-range-address="شرح.A1:شرح.L461" table:display-filter-buttons="true" table:orientation="column">
          <table:filter>
            <table:filter-and>
              <table:filter-condition table:value="ظرف مكان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abic Transparent" svg:font-family="'Arabic Transparent'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raditional Arabic" svg:font-family="'Traditional Arabic'" style:font-family-generic="roman" style:font-pitch="variable"/>
    <style:font-face style:name="Traditional Arabic1" svg:font-family="'Traditional Arabic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ar" style:country-complex="SA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5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المستبعدات" style:display-name="PageStyle_المستبعدات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كلمات_20_الخاصة" style:display-name="PageStyle_الكلمات الخاصة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شرح" style:display-name="PageStyle_شرح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29T12:44:14</meta:creation-date>
    <dc:creator>zerrouki</dc:creator>
    <dc:date>2023-01-21T23:00:58.706220226</dc:date>
    <meta:print-date>2014-01-15T14:01:10</meta:print-date>
    <meta:editing-cycles>74</meta:editing-cycles>
    <meta:editing-duration>P12DT20H37M52S</meta:editing-duration>
    <meta:generator>LibreOffice/7.3.5.2$Linux_X86_64 LibreOffice_project/184fe81b8c8c30d8b5082578aee2fed2ea847c01</meta:generator>
    <meta:document-statistic meta:table-count="3" meta:cell-count="17295" meta:object-count="0"/>
  </office:meta>
</office:document-meta>
</file>